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40000000300A80A3105.png" manifest:media-type="image/png"/>
  <manifest:file-entry manifest:full-path="Pictures/TablePreview1.svm" manifest:media-type=""/>
  <manifest:file-entry manifest:full-path="Pictures/10000201000003C0000002D03329A328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18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9.141cm" svg:x="1.293cm" svg:y="6.335cm">
          <text:p text:style-name="P1"><text:span text:style-name="T1">СУБД в интернет приложениях</text:span><text:span text:style-name="T1"><text:line-break/></text:span><text:span text:style-name="T1">Лекция 13:</text:span></text:p>
          <text:p text:style-name="P1"><text:span text:style-name="T1">Асинхронная репликация, векторное время, разрешение конфликтов.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4" draw:layer="layout" svg:width="25.399cm" svg:height="0.843cm" svg:x="0cm" svg:y="17.51cm">
          <text:p text:style-name="P3"><text:span text:style-name="T2">Москва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4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5"><text:span text:style-name="T5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7"><text:span text:style-name="T5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Раздел</text:span></text:p>
              </table:table-cell>
              <table:table-cell>
                <text:p text:style-name="P8"><text:span text:style-name="T6">Баллы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6">Структуры данных</text:span></text:p>
              </table:table-cell>
              <table:table-cell>
                <text:p text:style-name="P8"><text:span text:style-name="T6">10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6">Обработка транзакций</text:span></text:p>
              </table:table-cell>
              <table:table-cell>
                <text:p text:style-name="P8"><text:span text:style-name="T6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8"><text:span text:style-name="T6">Задание</text:span></text:p>
              </table:table-cell>
              <table:table-cell>
                <text:p text:style-name="P8"><text:span text:style-name="T6">Баллы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6">B-tree</text:span></text:p>
              </table:table-cell>
              <table:table-cell>
                <text:p text:style-name="P8"><text:span text:style-name="T6">15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6">Crash-safe B-tree</text:span></text:p>
              </table:table-cell>
              <table:table-cell>
                <text:p text:style-name="P8"><text:span text:style-name="T6">15</text:span></text:p>
              </table:table-cell>
            </table:table-row>
            <table:table-row table:style-name="ro6" table:default-cell-style-name="ce4">
              <table:table-cell>
                <text:p text:style-name="P8"><text:span text:style-name="T6">Write-back cache</text:span></text:p>
              </table:table-cell>
              <table:table-cell>
                <text:p text:style-name="P8"><text:span text:style-name="T6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9.257cm" svg:height="2.384cm" svg:x="2.545cm" svg:y="12.732cm">
          <draw:text-box>
            <text:p text:style-name="P8"><text:span text:style-name="T6">Работа на занятии: 5 баллов</text:span></text:p>
            <text:p text:style-name="P8"><text:span text:style-name="T6"/></text:p>
            <text:p text:style-name="P8"><text:span text:style-name="T6">Итоговый экзамен: 25 баллов</text:span></text:p>
          </draw:text-box>
        </draw:frame>
        <draw:line draw:style-name="gr4" draw:text-style-name="P5" draw:layer="layout" svg:x1="19.558cm" svg:y1="12.7cm" svg:x2="5.588cm" svg:y2="12.732cm">
          <text:p/>
        </draw:line>
        <presentation:notes draw:style-name="dp4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4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4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7"><text:span text:style-name="T5">Формат лекций: 1.5+1.5 (1.5 часа теории, 1.5 часа практики)</text:span></text:p>
              </text:list-item>
              <text:list-item>
                <text:p text:style-name="P7"><text:span text:style-name="T5">слайды обычно содержат только иллюстрации к лекции</text:span></text:p>
              </text:list-item>
              <text:list-item>
                <text:p text:style-name="P7"><text:span text:style-name="T5">вопросы можно и нужно задавать по ходу лекции</text:span></text:p>
              </text:list-item>
              <text:list-item>
                <text:p text:style-name="P7"><text:span text:style-name="T5">всё взаимодействие по домашним заданиям</text:span></text:p>
                <text:p text:style-name="P7"><text:span text:style-name="T5">идёт через http://github.com</text:span></text:p>
              </text:list-item>
              <text:list-item>
                <text:p text:style-name="P7"><text:span text:style-name="T5"><text:a xlink:href="http://github.com/kostja/lectures/wiki" xlink:type="simple">http://github.com/kostja/lectures/wiki</text:a></text:span><text:span text:style-name="T5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fill-image draw:name="msFillBitmap_20_1" draw:display-name="msFillBitmap 1" xlink:href="Pictures/100000000000040000000300A80A31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2-28">2/28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2-28">2/28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28T20:54:39.603542419</dc:date>
    <meta:editing-duration>PT22H21M10S</meta:editing-duration>
    <meta:editing-cycles>314</meta:editing-cycles>
    <meta:document-statistic meta:object-count="56"/>
  </office:meta>
</office:document-meta>
</file>